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f3d" officeooo:paragraph-rsid="000c2f3d"/>
    </style:style>
    <style:style style:name="T1" style:family="text">
      <style:text-properties officeooo:rsid="000e28fb"/>
    </style:style>
    <style:style style:name="T2" style:family="text">
      <style:text-properties officeooo:rsid="00110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 Richtig</text:p>
      <text:p text:style-name="P1"/>
      <text:p text:style-name="P1">b) Falsch</text:p>
      <text:p text:style-name="P1"/>
      <text:p text:style-name="P1">c) Richtig</text:p>
      <text:p text:style-name="P1"/>
      <text:p text:style-name="P1">d) Richtig</text:p>
      <text:p text:style-name="P1"/>
      <text:p text:style-name="P1">e) Richtig</text:p>
      <text:p text:style-name="P1"/>
      <text:p text:style-name="P1">f) Richtig</text:p>
      <text:p text:style-name="P1"/>
      <text:p text:style-name="P1">g) Falsch</text:p>
      <text:p text:style-name="P1"/>
      <text:p text:style-name="P1">h) <text:span text:style-name="T2">Falsch</text:span></text:p>
      <text:p text:style-name="P1"/>
      <text:p text:style-name="P1">i) Richtig</text:p>
      <text:p text:style-name="P1"/>
      <text:p text:style-name="P1">j) Richtig</text:p>
      <text:p text:style-name="P1"/>
      <text:p text:style-name="P1">k) Falsch</text:p>
      <text:p text:style-name="P1"/>
      <text:p text:style-name="P1">l) Falsch</text:p>
      <text:p text:style-name="P1"/>
      <text:p text:style-name="P1">m) Richtig</text:p>
      <text:p text:style-name="P1"/>
      <text:p text:style-name="P1">n) Richtig</text:p>
      <text:p text:style-name="P1"/>
      <text:p text:style-name="P1">o) Richtig</text:p>
      <text:p text:style-name="P1"/>
      <text:p text:style-name="P1">p) Falsch</text:p>
      <text:p text:style-name="P1"/>
      <text:p text:style-name="P1">q) Falsch</text:p>
      <text:p text:style-name="P1"/>
      <text:p text:style-name="P1">r) <text:span text:style-name="T1">Richt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0:38:01.832000000</meta:creation-date>
    <dc:date>2021-02-22T12:24:44.213000000</dc:date>
    <meta:editing-duration>PT57M39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9" meta:word-count="38" meta:character-count="182" meta:non-whitespace-character-count="163"/>
  </office:meta>
</office:document-meta>
</file>